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389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51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639cm" fo:min-width="1.786cm"/>
    </style:style>
    <style:style style:name="gr4" style:family="graphic" style:parent-style-name="standard">
      <style:graphic-properties draw:marker-end="One_20_to_20_Many" draw:textarea-vertical-align="middle"/>
    </style:style>
    <style:style style:name="gr5" style:family="graphic" style:parent-style-name="standard">
      <style:graphic-properties draw:stroke="dash" draw:stroke-dash="Fine_20_Dashed" draw:marker-end="One_20_to_20_Many" draw:textarea-vertical-align="middle"/>
    </style:style>
    <style:style style:name="gr6" style:family="graphic" style:parent-style-name="standard">
      <style:graphic-properties draw:stroke="none" svg:stroke-color="#579d1c" draw:fill-color="#ffffff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579d1c" draw:fill-color="#ffffff" draw:textarea-horizontal-align="justify" draw:textarea-vertical-align="middle" draw:auto-grow-height="false" fo:min-height="0.512cm" fo:min-width="0.262cm"/>
    </style:style>
    <style:style style:name="gr8" style:family="graphic" style:parent-style-name="standard">
      <style:graphic-properties svg:stroke-color="#000000" draw:marker-end="Symmetric_20_Arrow" draw:textarea-vertical-align="middle"/>
    </style:style>
    <style:style style:name="gr9" style:family="graphic" style:parent-style-name="standard">
      <style:graphic-properties svg:stroke-color="#000000" draw:marker-end="Double_20_Arrow" draw:textarea-vertical-align="middle"/>
    </style:style>
    <style:style style:name="gr10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258cm" fo:min-width="0.262cm"/>
    </style:style>
    <style:style style:name="gr11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258cm" fo:min-width="0.389cm"/>
    </style:style>
    <style:style style:name="gr12" style:family="graphic" style:parent-style-name="standard">
      <style:graphic-properties draw:stroke="none" svg:stroke-color="#000000" draw:fill="none" draw:fill-color="#ffffff" fo:min-height="0.556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ff3333" fo:font-size="6pt" style:text-underline-style="solid" style:text-underline-width="auto" style:text-underline-color="font-color" fo:font-weight="bold" style:font-size-asian="6pt" style:font-size-complex="6pt"/>
    </style:style>
    <style:style style:name="P3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color="#0000ff" fo:font-size="6pt" style:text-underline-style="none" fo:font-weight="bold" style:font-size-asian="6pt" style:font-size-complex="6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color="#006600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3333" fo:font-size="6pt" style:text-underline-style="solid" style:text-underline-width="auto" style:text-underline-color="font-color" fo:font-weight="bold" style:font-size-asian="6pt" style:font-size-complex="6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color="#0000ff" fo:font-size="6pt" style:text-underline-style="none" fo:font-weight="bold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66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6600" style:font-name="Liberation Sans3" fo:font-size="8pt" fo:font-weight="bold" style:font-name-asian="Liberation Sans3" style:font-size-asian="8pt" style:font-weight-asian="bold" style:font-name-complex="Liberation Sans3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89cm" svg:height="0.508cm" svg:x="8.493cm" svg:y="5.445cm">
          <text:p text:style-name="P1"><text:span text:style-name="T1">0.00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89cm" svg:height="0.508cm" svg:x="9.636cm" svg:y="3.921cm"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0.508cm" svg:x="5.572cm" svg:y="5.445cm">
          <text:p text:style-name="P1"><text:span text:style-name="T1">0.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2.286cm" svg:height="0.889cm" svg:x="14.589cm" svg:y="5.191cm">
          <draw:glue-point draw:id="4" svg:x="-5cm" svg:y="2.148cm"/>
          <draw:glue-point draw:id="5" svg:x="-5cm" svg:y="-2.137cm"/>
          <text:p text:style-name="P1"><text:span text:style-name="T2">or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286cm" svg:height="0.889cm" svg:x="14.589cm" svg:y="6.969cm">
          <text:p text:style-name="P1"><text:span text:style-name="T2">order_i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286cm" svg:height="0.889cm" svg:x="17.764cm" svg:y="6.969cm">
          <text:p text:style-name="P1"><text:span text:style-name="T2">produc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286cm" svg:height="0.889cm" svg:x="17.764cm" svg:y="3.413cm">
          <text:p text:style-name="P1"><text:span text:style-name="T2">custom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286cm" svg:height="0.889cm" svg:x="14.589cm" svg:y="3.413cm">
          <text:p text:style-name="P1"><text:span text:style-name="T2">ship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286cm" svg:height="0.889cm" svg:x="14.589cm" svg:y="1.635cm">
          <text:p text:style-name="P1"><text:span text:style-name="T2">addres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286cm" svg:height="0.889cm" svg:x="11.414cm" svg:y="3.413cm">
          <draw:glue-point draw:id="4" svg:x="5cm" svg:y="2.148cm"/>
          <draw:glue-point draw:id="5" svg:x="1.111cm" svg:y="5.005cm"/>
          <draw:glue-point draw:id="6" svg:x="-1.111cm" svg:y="5.005cm"/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732cm" svg:y1="6.08cm" svg:x2="15.732cm" svg:y2="6.969cm" draw:start-shape="id1" draw:start-glue-point="2" draw:end-shape="id2" draw:end-glue-point="0" svg:d="M15732 6080v889" svg:viewBox="0 0 1 890">
          <text:p/>
        </draw:connector>
        <draw:connector draw:style-name="gr5" draw:text-style-name="P1" draw:layer="layout" svg:x1="17.764cm" svg:y1="7.413cm" svg:x2="16.875cm" svg:y2="7.413cm" draw:start-shape="id3" draw:start-glue-point="3" draw:end-shape="id2" draw:end-glue-point="1" svg:d="M17764 7413h-889" svg:viewBox="0 0 890 1">
          <text:p/>
        </draw:connector>
        <draw:connector draw:style-name="gr4" draw:text-style-name="P1" draw:layer="layout" svg:x1="18.907cm" svg:y1="4.302cm" svg:x2="16.875cm" svg:y2="5.635cm" draw:start-shape="id4" draw:start-glue-point="2" draw:end-shape="id1" draw:end-glue-point="1" svg:d="M18907 4302v1333h-2032" svg:viewBox="0 0 2033 1334">
          <text:p/>
        </draw:connector>
        <draw:connector draw:style-name="gr5" draw:text-style-name="P1" draw:layer="layout" svg:x1="15.732cm" svg:y1="4.302cm" svg:x2="15.732cm" svg:y2="5.191cm" draw:start-shape="id5" draw:start-glue-point="2" draw:end-shape="id1" draw:end-glue-point="0" svg:d="M15732 4302v889" svg:viewBox="0 0 1 890">
          <text:p/>
        </draw:connector>
        <draw:connector draw:style-name="gr4" draw:text-style-name="P1" draw:layer="layout" svg:x1="15.732cm" svg:y1="2.524cm" svg:x2="15.732cm" svg:y2="3.413cm" draw:start-shape="id6" draw:start-glue-point="2" draw:end-shape="id5" draw:end-glue-point="0" svg:d="M15732 2524v889" svg:viewBox="0 0 1 890">
          <text:p/>
        </draw:connector>
        <draw:connector draw:style-name="gr4" draw:text-style-name="P1" draw:layer="layout" svg:x1="12.304cm" svg:y1="4.301cm" svg:x2="14.589cm" svg:y2="7.413cm" draw:start-shape="id7" draw:start-glue-point="6" draw:end-shape="id2" draw:end-glue-point="3" svg:d="M12304 4301v3112h2285" svg:viewBox="0 0 2286 3113">
          <text:p/>
        </draw:connector>
        <draw:connector draw:style-name="gr4" draw:text-style-name="P1" draw:layer="layout" svg:x1="12.81cm" svg:y1="4.301cm" svg:x2="14.589cm" svg:y2="5.635cm" draw:start-shape="id7" draw:start-glue-point="5" draw:end-shape="id1" draw:end-glue-point="3" svg:d="M12810 4301v1334h1779" svg:viewBox="0 0 1780 1335">
          <text:p/>
        </draw:connector>
        <draw:connector draw:style-name="gr4" draw:text-style-name="P1" draw:layer="layout" svg:x1="16.875cm" svg:y1="2.079cm" svg:x2="18.907cm" svg:y2="3.413cm" draw:start-shape="id6" draw:start-glue-point="1" draw:end-shape="id4" draw:end-glue-point="0" svg:d="M16875 2079h2032v1334" svg:viewBox="0 0 2033 1335">
          <text:p/>
        </draw:connector>
        <draw:custom-shape draw:style-name="gr6" draw:text-style-name="P3" xml:id="id10" draw:id="id10" draw:layer="layout" svg:width="0.762cm" svg:height="0.762cm" svg:x="6.461cm" svg:y="3.794cm">
          <text:p text:style-name="P1"><text:span text:style-name="T2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2" draw:id="id12" draw:layer="layout" svg:width="0.762cm" svg:height="0.762cm" svg:x="7.858cm" svg:y="2.143cm">
          <text:p text:style-name="P1"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8" draw:id="id8" draw:layer="layout" svg:width="0.762cm" svg:height="0.762cm" svg:x="6.461cm" svg:y="5.318cm">
          <text:p text:style-name="P1">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3" draw:id="id13" draw:layer="layout" svg:width="0.762cm" svg:height="0.762cm" svg:x="7.858cm" svg:y="3.794cm">
          <text:p text:style-name="P1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1" draw:id="id11" draw:layer="layout" svg:width="0.762cm" svg:height="0.762cm" svg:x="7.858cm" svg:y="5.318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4" draw:id="id14" draw:layer="layout" svg:width="0.762cm" svg:height="0.762cm" svg:x="9.128cm" svg:y="3.794cm">
          <text:p text:style-name="P1"><text:span text:style-name="T2">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5" draw:id="id15" draw:layer="layout" svg:width="0.762cm" svg:height="0.762cm" svg:x="5.064cm" svg:y="5.318cm">
          <text:p text:style-name="P1"><text:span text:style-name="T2">O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9" draw:id="id9" draw:layer="layout" svg:width="0.762cm" svg:height="0.762cm" svg:x="6.461cm" svg:y="6.842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842cm" svg:y1="6.08cm" svg:x2="6.842cm" svg:y2="6.842cm" draw:start-shape="id8" draw:start-glue-point="8" draw:end-shape="id9" draw:end-glue-point="4" svg:d="M6842 6080v762" svg:viewBox="0 0 1 763">
          <text:p/>
        </draw:connector>
        <draw:connector draw:style-name="gr9" draw:text-style-name="P1" draw:layer="layout" draw:type="line" svg:x1="6.842cm" svg:y1="4.556cm" svg:x2="6.842cm" svg:y2="5.318cm" draw:start-shape="id10" draw:start-glue-point="8" draw:end-shape="id8" draw:end-glue-point="4" svg:d="M6842 4556v762" svg:viewBox="0 0 1 763">
          <text:p/>
        </draw:connector>
        <draw:connector draw:style-name="gr8" draw:text-style-name="P1" draw:layer="layout" draw:type="line" svg:x1="7.112cm" svg:y1="4.445cm" svg:x2="8.239cm" svg:y2="5.318cm" draw:start-shape="id10" draw:start-glue-point="9" draw:end-shape="id11" draw:end-glue-point="4" svg:d="M7112 4445l1127 873" svg:viewBox="0 0 1128 874">
          <text:p/>
        </draw:connector>
        <draw:connector draw:style-name="gr8" draw:text-style-name="P1" draw:layer="layout" draw:type="line" svg:x1="7.969cm" svg:y1="2.794cm" svg:x2="6.842cm" svg:y2="3.794cm" draw:start-shape="id12" draw:start-glue-point="7" draw:end-shape="id10" draw:end-glue-point="4" svg:d="M7969 2794l-1127 1000" svg:viewBox="0 0 1128 1001">
          <text:p/>
        </draw:connector>
        <draw:connector draw:style-name="gr9" draw:text-style-name="P1" draw:layer="layout" draw:type="line" svg:x1="8.239cm" svg:y1="2.905cm" svg:x2="8.239cm" svg:y2="3.794cm" draw:start-shape="id12" draw:start-glue-point="8" draw:end-shape="id13" draw:end-glue-point="4" svg:d="M8239 2905v889" svg:viewBox="0 0 1 890">
          <text:p/>
        </draw:connector>
        <draw:connector draw:style-name="gr8" draw:text-style-name="P1" draw:layer="layout" draw:type="line" svg:x1="8.509cm" svg:y1="2.794cm" svg:x2="9.509cm" svg:y2="3.794cm" draw:start-shape="id12" draw:start-glue-point="9" draw:end-shape="id14" draw:end-glue-point="4" svg:d="M8509 2794l1000 1000" svg:viewBox="0 0 1001 1001">
          <text:p/>
        </draw:connector>
        <draw:connector draw:style-name="gr8" draw:text-style-name="P1" draw:layer="layout" draw:type="line" svg:x1="6.572cm" svg:y1="4.445cm" svg:x2="5.445cm" svg:y2="5.318cm" draw:start-shape="id10" draw:start-glue-point="7" draw:end-shape="id15" draw:end-glue-point="4" svg:d="M6572 4445l-1127 873" svg:viewBox="0 0 1128 874">
          <text:p/>
        </draw:connector>
        <draw:custom-shape draw:style-name="gr1" draw:text-style-name="P2" draw:layer="layout" svg:width="0.889cm" svg:height="0.508cm" svg:x="6.969cm" svg:y="3.921cm">
          <text:p text:style-name="P1"><text:span text:style-name="T1">0.04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62cm" svg:height="0.508cm" svg:x="16.113cm" svg:y="5.699cm">
          <text:p text:style-name="P1"><text:span text:style-name="T3">50 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762cm" svg:height="0.508cm" svg:x="19.288cm" svg:y="3.921cm">
          <text:p text:style-name="P1"><text:span text:style-name="T3">30 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9cm" svg:height="0.508cm" svg:x="15.986cm" svg:y="7.477cm">
          <text:p text:style-name="P1"><text:span text:style-name="T3">150 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9cm" svg:height="0.508cm" svg:x="19.288cm" svg:y="7.477cm">
          <text:p text:style-name="P1"><text:span text:style-name="T3">4 300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9cm" svg:height="0.508cm" svg:x="13.065cm" svg:y="3.921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9cm" svg:height="0.508cm" svg:x="16.113cm" svg:y="2.143cm">
          <text:p text:style-name="P1"><text:span text:style-name="T3">1 80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62cm" svg:height="0.508cm" svg:x="16.113cm" svg:y="3.921cm">
          <text:p text:style-name="P1"><text:span text:style-name="T3">19 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2.794cm" svg:height="0.806cm" svg:x="6.207cm" svg:y="1.508cm">
          <draw:text-box>
            <text:p><text:span text:style-name="T4">Best Plan</text:span></text:p>
          </draw:text-box>
        </draw:frame>
        <draw:frame draw:style-name="gr13" draw:text-style-name="P6" draw:layer="layout" svg:width="4.445cm" svg:height="0.635cm" svg:x="5.191cm" svg:y="7.731cm">
          <draw:text-box>
            <text:p><text:span text:style-name="T5">C</text:span><text:span text:style-name="T6">→</text:span><text:span text:style-name="T5">O</text:span><text:span text:style-name="T6">→</text:span><text:span text:style-name="T5">OC</text:span><text:span text:style-name="T6">→</text:span><text:span text:style-name="T5">I</text:span><text:span text:style-name="T6">→</text:span><text:span text:style-name="T5">IC</text:span><text:span text:style-name="T6">→</text:span><text:span text:style-name="T5">P</text:span><text:span text:style-name="T6">→</text:span><text:span text:style-name="T5">S</text:span><text:span text:style-name="T6">→</text:span><text:span text:style-name="T5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One_20_to_20_Many" draw:display-name="One to Many" svg:viewBox="0 0 6350 3556" svg:d="M3175 3556l3175-3175-381-381-2540 2540v-2286h-508v2286l-2540-2540-381 38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0:15:55.541157805</meta:creation-date>
    <dc:date>2018-02-10T09:40:16.286492468</dc:date>
    <meta:editing-duration>PT8H47M6S</meta:editing-duration>
    <meta:editing-cycles>26</meta:editing-cycles>
    <meta:generator>LibreOffice/5.0.4.2$Linux_X86_64 LibreOffice_project/00m0$Build-2</meta:generator>
    <meta:document-statistic meta:object-count="43"/>
  </office:meta>
</office:document-meta>
</file>